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712cm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6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5.85cm" fo:min-width="7.4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6.1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7.4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508cm" fo:min-width="4.665cm"/>
    </style:style>
    <style:style style:name="gr9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5.1000003814697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13cm" svg:height="1.077cm" svg:x="0.9cm" svg:y="1.9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9cm" svg:height="1.2cm" svg:x="1.1cm" svg:y="1.1cm">
          <draw:text-box>
            <text:p><text:span text:style-name="T1">请求某个接口</text:span></text:p>
          </draw:text-box>
        </draw:frame>
        <draw:custom-shape draw:style-name="gr3" draw:text-style-name="P4" draw:layer="layout" svg:width="6.8cm" svg:height="3.6cm" svg:x="15.5cm" svg:y="0.6cm">
          <text:p text:style-name="P3">进入根目录的</text:p>
          <text:p text:style-name="P3">Index.js文件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13cm" svg:height="1.077cm" draw:transform="rotate (-1.5707963267949) translate (19.277cm 4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4.4cm" svg:height="1.639cm" svg:x="19.2cm" svg:y="6cm">
          <draw:text-box>
            <text:p><text:span text:style-name="T1">引入</text:span><text:span text:style-name="T1">app.js</text:span><text:span text:style-name="T1">文件</text:span></text:p>
          </draw:text-box>
        </draw:frame>
        <draw:custom-shape draw:style-name="gr5" draw:text-style-name="P4" draw:layer="layout" svg:width="7.9cm" svg:height="6.1cm" svg:x="15.5cm" svg:y="9.5cm">
          <text:p text:style-name="P3">执行各类中间件</text:p>
          <text:p text:style-name="P3">初始化日志系统</text:p>
          <text:p text:style-name="P3">（声明logger全局变量）</text:p>
          <text:p text:style-name="P3">JWT验证</text:p>
          <text:p text:style-name="P3">加载所有路由文件</text:p>
          <text:p text:style-name="P3">……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6cm" svg:height="1.077cm" draw:transform="rotate (-3.14159265358979) translate (15.2cm 12.2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8cm" svg:height="1.2cm" svg:x="9.6cm" svg:y="10.1cm">
          <draw:text-box>
            <text:p><text:span text:style-name="T1">进入某个路由文件</text:span></text:p>
          </draw:text-box>
        </draw:frame>
        <draw:custom-shape draw:style-name="gr7" draw:text-style-name="P4" draw:layer="layout" svg:width="7.9cm" svg:height="3.6cm" svg:x="-0.8cm" svg:y="10cm">
          <text:p text:style-name="P3">调用权限中间件（可选）</text:p>
          <text:p text:style-name="P3">调用相关的service文件</text:p>
          <text:p text:style-name="P3">引入对应的model文件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13cm" svg:height="1.077cm" svg:x="10.187cm" svg:y="1.9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5.902cm" svg:height="1.516cm" draw:transform="rotate (2.0943951023932) translate (-0.513cm 10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" draw:layer="layout" svg:width="3.8cm" svg:height="2.3cm" svg:x="0.1cm" svg:y="6.5cm">
          <draw:text-box>
            <text:p><text:span text:style-name="T1">完成处理</text:span></text:p>
            <text:p><text:span text:style-name="T1">响应请求</text:span></text:p>
          </draw:text-box>
        </draw:frame>
        <draw:frame draw:style-name="gr10" draw:text-style-name="P1" draw:layer="layout" svg:width="6.561cm" svg:height="4.3cm" svg:x="-5.599cm" svg:y="0.2cm">
          <draw:image xlink:href="../../../../../../../../Applications/LibreOffice.app/Contents/Resources/gallery/computers/Computer-Laptop-Silver.png" xlink:type="simple" xlink:show="embed" xlink:actuate="onLoad" loext:mime-type="image/png">
            <text:p/>
          </draw:image>
        </draw:frame>
        <draw:frame draw:style-name="gr10" draw:text-style-name="P1" draw:layer="layout" svg:width="3.2cm" svg:height="6.588cm" svg:x="6.5cm" svg:y="-0.988cm">
          <draw:image xlink:href="../../../../../../../../Applications/LibreOffice.app/Contents/Resources/gallery/computers/Server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ngti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5:38:04.639310171</meta:creation-date>
    <dc:date>2021-02-05T14:42:44.755056334</dc:date>
    <meta:editing-duration>PT1H56M</meta:editing-duration>
    <meta:editing-cycles>63</meta:editing-cycles>
    <meta:generator>LibreOffice/6.4.6.2$MacOSX_X86_64 LibreOffice_project/0ce51a4fd21bff07a5c061082cc82c5ed232f115</meta:generator>
    <meta:document-statistic meta:object-count="14"/>
  </office:meta>
</office:document-meta>
</file>